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374cm" fo:text-indent="0cm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50505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Make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Build system for modern C++</text:p>
            <text:p>(Dieter Kybelksties)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ackground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C++ is a compiled language as opposed to interpreted language (like Python, bash)</text:p>
              </text:list-item>
              <text:list-item>
                <text:p>A C++ compiler translates a C++-text into native binary (assembly)</text:p>
              </text:list-item>
              <text:list-item>
                <text:p>3 phases</text:p>
                <text:list>
                  <text:list-item>
                    <text:p>Pre-compile</text:p>
                  </text:list-item>
                  <text:list-item>
                    <text:p>Compile</text:p>
                  </text:list-item>
                  <text:list-item>
                    <text:p>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What does the Pre-compiler do?</text:p>
          </draw:text-box>
        </draw:frame>
        <draw:frame presentation:style-name="pr4" draw:layer="layout" svg:width="22.5cm" svg:height="10.2cm" svg:x="4.5cm" svg:y="3.8cm" presentation:class="outline" presentation:user-transformed="true">
          <draw:text-box>
            <text:list text:style-name="L2">
              <text:list-item>
                <text:p>Strip comments</text:p>
              </text:list-item>
              <text:list-item>
                <text:p>Textually replace #defines</text:p>
                <text:list>
                  <text:list-header>
                    <text:p>#define PI 3.14159265</text:p>
                    <text:p>#define DBG_OUT(var) { std::cout &lt;&lt; var &lt;&lt; std::endl; }</text:p>
                  </text:list-header>
                </text:list>
              </text:list-item>
              <text:list-item>
                <text:p>Recursively replace #include instructions with contents of files</text:p>
                <text:list>
                  <text:list-header>
                    <text:p>#include &lt;complex&gt;</text:p>
                    <text:p>#include “myutils/string.h”</text:p>
                  </text:list-header>
                </text:list>
              </text:list-item>
              <text:list-item>
                <text:p>Instantiate templat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What does the compiler do?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Parse and check syntax of the pre-compiled files</text:p>
              </text:list-item>
              <text:list-item>
                <text:p>Build symbol-tables</text:p>
              </text:list-item>
              <text:list-item>
                <text:p>Create a symbolic representation of the program</text:p>
              </text:list-item>
              <text:list-item>
                <text:p>Translate into position independent code (assembly-language)</text:p>
              </text:list-item>
              <text:list-item>
                <text:p>Write to object fil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What does the linker do?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The input for the linker are the object files created by the compiler, plus (static or dynamic) libraries.</text:p>
              </text:list-item>
              <text:list-item>
                <text:p>“Stitches together” the object files and libraries in such a fashion that implementations of <text:span text:style-name="T1">all symbols</text:span> that are <text:span text:style-name="T1">used</text:span> in the program are actually <text:span text:style-name="T1">found</text:span>.</text:p>
              </text:list-item>
              <text:list-item>
                <text:p>If any symbol is not found we get a linker error, and that annoys the hell out of a programmer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Motivation for build system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>Bearing in mind what we have just seen there is a lot that can go wrong when trying to compile a set of C++ files into a running executable binary.</text:p>
              </text:list-header>
              <text:list-item>
                <text:p>Find the correct set of files to compile</text:p>
              </text:list-item>
              <text:list-item>
                <text:p>Find the correct dependencies like #include headers and libraries</text:p>
              </text:list-item>
              <text:list-item>
                <text:p>Do we want statically linked binaries or use dynamic libraries (DLLs),</text:p>
              </text:list-item>
              <text:list-item>
                <text:p>… and much mor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13.5cm" svg:x="5cm" svg:y="0.5cm" presentation:class="outline" presentation:user-transformed="true">
          <draw:text-box>
            <text:list text:style-name="L2">
              <text:list-header>
                <text:p>We need to instruct our compiler</text:p>
              </text:list-header>
              <text:list-item>
                <text:p>Where to find files/headers/libraries – this can be lots of different folders</text:p>
              </text:list-item>
              <text:list-item>
                <text:p>Attributes we want our executable to have</text:p>
                <text:list>
                  <text:list-item>
                    <text:p>Create debuggable binary?</text:p>
                  </text:list-item>
                  <text:list-item>
                    <text:p>High-performant?</text:p>
                  </text:list-item>
                  <text:list-item>
                    <text:p>Create for a different hardware (cross-compile)?</text:p>
                  </text:list-item>
                  <text:list-item>
                    <text:p>Dynamic/static?</text:p>
                  </text:list-item>
                  <text:list-item>
                    <text:p>...</text:p>
                  </text:list-item>
                </text:list>
              </text:list-item>
              <text:list-item>
                <text:p>Need external tools or pre-compilers?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Traditionally we used Makefiles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On Posix systems the standard to describe what and how to build projects was to define a set of <text:span text:style-name="T2">Makefiles</text:span> – one for each folder normally.</text:p>
                <text:p>In the make-files we declared <text:span text:style-name="T2">targets</text:span> and a recipe for <text:span text:style-name="T2">how to build</text:span> each target.</text:p>
                <text:p>To make this process a bit more general we could define variables (much like shell-variables) and dependencies.</text:p>
                <text:p>This was very cumbersome end error prone <text:s/>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autotools</text:p>
          </draw:text-box>
        </draw:frame>
        <draw:frame presentation:style-name="pr4" draw:layer="layout" svg:width="22.5cm" svg:height="10.5cm" svg:x="4.5cm" svg:y="3.5cm" presentation:class="outline" presentation:user-transformed="true">
          <draw:text-box>
            <text:list text:style-name="L2">
              <text:list-header>
                <text:p>Microsoft in VisualStudio used visual tools to define XML documents to simplify the creation of Makefiles.</text:p>
                <text:p>Unix/Linux used autotools. Autotools would look into standard directories to find:</text:p>
              </text:list-header>
              <text:list-item>
                <text:p>“Known” directories where libraries are expected </text:p>
              </text:list-item>
              <text:list-item>
                <text:p>“Known” directories where are headers are located</text:p>
              </text:list-item>
              <text:list-item>
                <text:p>Check capabilities of compiler and linker, etc.</text:p>
              </text:list-item>
              <text:list-item>
                <text:p>Autotools worked and made things easier, but remained a dark art for man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Make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>For a few years now Cmake has been the weapon of choice to define and configure builds of C++ projects.</text:p>
              </text:list-header>
              <text:list-item>
                <text:p>Similar in approach to the way autotools works</text:p>
              </text:list-item>
              <text:list-item>
                <text:p>Generates Makefiles or Ninja files</text:p>
              </text:list-item>
              <text:list-item>
                <text:p>Text-based</text:p>
              </text:list-item>
              <text:list-item>
                <text:p>Descriptive</text:p>
              </text:list-item>
              <text:list-item>
                <text:p>Well-documented</text:p>
              </text:list-item>
              <text:list-item>
                <text:p>Powerfu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Minimal example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<text:span text:style-name="T3">File CmakeLists.txt:</text:span></text:p>
                <text:p><text:span text:style-name="T2">cmake_minimum_required(VERSION 3.8)</text:span></text:p>
                <text:p><text:span text:style-name="T2">project(MyProject</text:span></text:p>
                <text:p><text:span text:style-name="T2"><text:s text:c="2"/></text:span><text:span text:style-name="T2">LANGUAGES CXX)</text:span></text:p>
                <text:p><text:span text:style-name="T2">add_executable(my_exe mini.cc)</text:span></text:p>
              </text:list-header>
              <text:list-item>
                <text:p>If the C++ file mini.cc exists and is valid program this would be sufficient to build a simple executable with cmake</text:p>
              </text:list-item>
              <text:list-item>
                <text:p>The executable would be called <text:span text:style-name="T2">my_exe</text:span><text:span text:style-name="T3">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Exercises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2"><text:span text:style-name="T4">Create a folder and unzip CmakeExercises.tar.gz into </text:span><text:span text:style-name="T4">this folder (tar -xvf </text:span>CmakeExercises.tar.gz)</text:p>
              </text:list-item>
              <text:list-item>
                <text:p text:style-name="P2">Each of the folders StepXX contains a file __INSTRUCTIONS__.md – a markdown text-file – that tells you what to d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15:41:24.479101683</meta:creation-date>
    <meta:editing-duration>PT10H15M43S</meta:editing-duration>
    <meta:editing-cycles>5</meta:editing-cycles>
    <meta:generator>LibreOffice/7.6.4.1$Linux_X86_64 LibreOffice_project/60$Build-1</meta:generator>
    <dc:title>DNA</dc:title>
    <dc:date>2023-12-15T13:57:49.409026498</dc:date>
    <meta:document-statistic meta:object-count="149"/>
  </office:meta>
</office:document-meta>
</file>